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0" calcext:value-type="float">
            <text:p>88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0" calcext:value-type="float">
            <text:p>88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0" calcext:value-type="float">
            <text:p>88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0" calcext:value-type="float">
            <text:p>88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0" calcext:value-type="float">
            <text:p>88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0" calcext:value-type="float">
            <text:p>88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0" calcext:value-type="float">
            <text:p>88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0" calcext:value-type="float">
            <text:p>88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0" calcext:value-type="float">
            <text:p>88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0" calcext:value-type="float">
            <text:p>88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5" calcext:value-type="float">
            <text:p>39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5" calcext:value-type="float">
            <text:p>39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5" calcext:value-type="float">
            <text:p>39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5" calcext:value-type="float">
            <text:p>39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5" calcext:value-type="float">
            <text:p>39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5" calcext:value-type="float">
            <text:p>39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5" calcext:value-type="float">
            <text:p>39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5" calcext:value-type="float">
            <text:p>39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5" calcext:value-type="float">
            <text:p>39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5" calcext:value-type="float">
            <text:p>39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1" calcext:value-type="float">
            <text:p>51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1" calcext:value-type="float">
            <text:p>51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1" calcext:value-type="float">
            <text:p>51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1" calcext:value-type="float">
            <text:p>51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1" calcext:value-type="float">
            <text:p>51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1" calcext:value-type="float">
            <text:p>51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1" calcext:value-type="float">
            <text:p>51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1" calcext:value-type="float">
            <text:p>51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1" calcext:value-type="float">
            <text:p>51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1" calcext:value-type="float">
            <text:p>51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20" calcext:value-type="float">
            <text:p>212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20" calcext:value-type="float">
            <text:p>212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20" calcext:value-type="float">
            <text:p>212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20" calcext:value-type="float">
            <text:p>212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20" calcext:value-type="float">
            <text:p>212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20" calcext:value-type="float">
            <text:p>212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20" calcext:value-type="float">
            <text:p>212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20" calcext:value-type="float">
            <text:p>212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20" calcext:value-type="float">
            <text:p>212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20" calcext:value-type="float">
            <text:p>212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69" calcext:value-type="float">
            <text:p>769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69" calcext:value-type="float">
            <text:p>769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69" calcext:value-type="float">
            <text:p>769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69" calcext:value-type="float">
            <text:p>769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69" calcext:value-type="float">
            <text:p>769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69" calcext:value-type="float">
            <text:p>769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69" calcext:value-type="float">
            <text:p>769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69" calcext:value-type="float">
            <text:p>769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69" calcext:value-type="float">
            <text:p>769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69" calcext:value-type="float">
            <text:p>769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6" calcext:value-type="float">
            <text:p>88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6" calcext:value-type="float">
            <text:p>88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6" calcext:value-type="float">
            <text:p>88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6" calcext:value-type="float">
            <text:p>88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6" calcext:value-type="float">
            <text:p>88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6" calcext:value-type="float">
            <text:p>88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6" calcext:value-type="float">
            <text:p>88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6" calcext:value-type="float">
            <text:p>88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6" calcext:value-type="float">
            <text:p>88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86" calcext:value-type="float">
            <text:p>88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69" calcext:value-type="float">
            <text:p>1369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69" calcext:value-type="float">
            <text:p>1369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69" calcext:value-type="float">
            <text:p>1369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69" calcext:value-type="float">
            <text:p>1369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69" calcext:value-type="float">
            <text:p>1369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69" calcext:value-type="float">
            <text:p>1369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69" calcext:value-type="float">
            <text:p>1369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69" calcext:value-type="float">
            <text:p>1369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69" calcext:value-type="float">
            <text:p>1369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69" calcext:value-type="float">
            <text:p>1369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1" calcext:value-type="float">
            <text:p>34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1" calcext:value-type="float">
            <text:p>34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1" calcext:value-type="float">
            <text:p>34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1" calcext:value-type="float">
            <text:p>34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1" calcext:value-type="float">
            <text:p>34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1" calcext:value-type="float">
            <text:p>34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1" calcext:value-type="float">
            <text:p>34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1" calcext:value-type="float">
            <text:p>34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1" calcext:value-type="float">
            <text:p>34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1" calcext:value-type="float">
            <text:p>34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